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 style:list-style-name="L4">
      <style:paragraph-properties fo:margin-left="0in" fo:margin-right="0in" fo:text-indent="0in" style:auto-text-indent="false"/>
    </style:style>
    <style:style style:name="P10" style:family="paragraph" style:parent-style-name="Preformatted_20_Text" style:list-style-name="L4">
      <style:paragraph-properties fo:margin-left="0in" fo:margin-right="0in" fo:margin-top="0in" fo:margin-bottom="0.1965in" style:contextual-spacing="false" fo:text-indent="0in" style:auto-text-indent="false"/>
    </style:style>
    <style:style style:name="P11" style:family="paragraph" style:parent-style-name="Text_20_body" style:list-style-name="L5">
      <style:paragraph-properties fo:margin-left="0in" fo:margin-right="0in" fo:text-indent="0in" style:auto-text-indent="false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 style:list-style-name="L6">
      <style:paragraph-properties fo:margin-left="0in" fo:margin-right="0in" fo:text-indent="0in" style:auto-text-indent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https://chatgpt.com/c/6782a82c-1d2c-8001-93cd-40ce22dbe815<text:line-break/>Summary of the Vehicle Parking Token System Project</text:span></text:h>
      <text:p text:style-name="Text_20_body">This project aims to create a web-based <text:span text:style-name="Strong_20_Emphasis">Vehicle Parking Token System</text:span> that simplifies parking management by automating token generation, parking fee calculation, and real-time data storage.</text:p>
      <text:h text:style-name="Heading_20_4" text:outline-level="4"><text:span text:style-name="Strong_20_Emphasis">Key Features</text:span>:</text:h>
      <text:list text:style-name="L1">
        <text:list-item>
          <text:p text:style-name="P1"><text:span text:style-name="Strong_20_Emphasis">Vehicle Entry</text:span>:</text:p>
          <text:list>
            <text:list-item>
              <text:p text:style-name="P2">User inputs their name and vehicle registration number. </text:p>
            </text:list-item>
            <text:list-item>
              <text:p text:style-name="P2">The system records the parking start time automatically. </text:p>
            </text:list-item>
            <text:list-item>
              <text:p text:style-name="P2">A unique alphanumeric token is generated for the user. </text:p>
            </text:list-item>
          </text:list>
        </text:list-item>
        <text:list-item>
          <text:p text:style-name="P1"><text:span text:style-name="Strong_20_Emphasis">Vehicle Exit</text:span>:</text:p>
          <text:list>
            <text:list-item>
              <text:p text:style-name="P2">User enters their unique token to check out. </text:p>
            </text:list-item>
            <text:list-item>
              <text:p text:style-name="P2">The system calculates parking duration and charges ₹20 per hour. </text:p>
            </text:list-item>
            <text:list-item>
              <text:p text:style-name="P2">Displays the total fee to the user. </text:p>
            </text:list-item>
          </text:list>
        </text:list-item>
        <text:list-item>
          <text:p text:style-name="P1"><text:span text:style-name="Strong_20_Emphasis">Database Integration</text:span>:</text:p>
          <text:list>
            <text:list-item>
              <text:p text:style-name="P2">Stores details like token, owner name, vehicle number, entry time, exit time, and parking charges. </text:p>
            </text:list-item>
          </text:list>
        </text:list-item>
        <text:list-item>
          <text:p text:style-name="P1"><text:span text:style-name="Strong_20_Emphasis">Real-Time Operations</text:span>:</text:p>
          <text:list>
            <text:list-item>
              <text:p text:style-name="P2">Entry and exit times are recorded with timestamps. </text:p>
            </text:list-item>
            <text:list-item>
              <text:p text:style-name="P2">Charges are calculated dynamically based on parking duration. </text:p>
            </text:list-item>
          </text:list>
        </text:list-item>
        <text:list-item>
          <text:p text:style-name="P1"><text:span text:style-name="Strong_20_Emphasis">Optional Add-Ons</text:span>:</text:p>
          <text:list>
            <text:list-item>
              <text:p text:style-name="P2">Online payment gateway for parking fees. </text:p>
            </text:list-item>
            <text:list-item>
              <text:p text:style-name="P2">Admin panel for monitoring parking activity and revenue. </text:p>
            </text:list-item>
            <text:list-item>
              <text:p text:style-name="P1">QR code generation for faster token processing. </text:p>
            </text:list-item>
          </text:list>
        </text:list-item>
      </text:list>
      <text:h text:style-name="Heading_20_4" text:outline-level="4"><text:span text:style-name="Strong_20_Emphasis">Technology Stack</text:span>:</text:h>
      <text:list text:style-name="L2">
        <text:list-item>
          <text:p text:style-name="P3"><text:span text:style-name="Strong_20_Emphasis">Frontend</text:span>: HTML, CSS/Tailwind CSS, ReactJS. </text:p>
        </text:list-item>
        <text:list-item>
          <text:p text:style-name="P3"><text:span text:style-name="Strong_20_Emphasis">Backend</text:span>: Node.js or Java (Spring Boot) for API logic. </text:p>
        </text:list-item>
        <text:list-item>
          <text:p text:style-name="P4"><text:span text:style-name="Strong_20_Emphasis">Database</text:span>: MySQL or MongoDB for data storage. </text:p>
        </text:list-item>
      </text:list>
      <text:h text:style-name="Heading_20_4" text:outline-level="4"><text:span text:style-name="Strong_20_Emphasis">Expected Outcomes</text:span>:</text:h>
      <text:list text:style-name="L3">
        <text:list-item>
          <text:p text:style-name="P5">Efficient parking management with automated processes. </text:p>
        </text:list-item>
        <text:list-item>
          <text:p text:style-name="P5">Real-time data tracking for accurate fee calculation. </text:p>
        </text:list-item>
        <text:list-item>
          <text:p text:style-name="P6">A user-friendly system to handle vehicle entry and exit smoothly. </text:p>
        </text:list-item>
      </text:list>
      <text:p text:style-name="Text_20_body">Would you like assistance with coding this project or setting up its components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or this project Task 1: Project Setup ├─ Set up a new React project ├─ Install necessary dependencies (e.g., axios for API calls) ├─ Set up routing (if required, using React Router) └─ Initialize components structure</text:p>
      <text:p text:style-name="P7">Task 2: Create Entry Form (Task 2.1) ├─ Design the form UI (Name and Vehicle Registration fields) ├─ Add input validation for required fields (use React hooks or form libraries) ├─ Implement a submit button to send data to the backend ├─ Handle form submission event └─ Provide feedback to the user (e.g., error messages for validation failures)</text:p>
      <text:p text:style-name="P7">Task 3: Generate Token and Display to User (Task 2.2) ├─ Make an API call to the backend to submit form data (e.g., using <text:span text:style-name="Source_20_Text">axios.post</text:span>) ├─ Capture the response (unique token and parking details) ├─ Display the token and parking details on the same page └─ Handle edge cases (e.g., failed API requests)</text:p>
      <text:p text:style-name="P7">Task 4: Create Exit Form (Task 2.3) ├─ Design the exit form UI (input field for the unique token) ├─ Implement input validation (e.g., token format validation) ├─ Add a submit button to send token for parking data retrieval └─ Handle token submission and fetch parking data from the backend</text:p>
      <text:p text:style-name="P7">Task 5: Display Parking Fee on Exit (Task 2.4) ├─ Calculate the duration between entry time and current time (use JavaScript date functions) ├─ Determine the parking fee based on the duration (₹20 per hour) ├─ Display the calculated parking fee to the user └─ Handle edge cases (e.g., invalid token, calculation errors)</text:p>
      <text:p text:style-name="P7">Task 6: Final Testing and Deployment ├─ Test all forms for correct functionality (validation, API calls, fee calculation) ├─ Ensure the UI is responsive (using Tailwind CSS) ├─ Deploy the React app to a web server (e.g., Netlify, Vercel) └─ Review code for optimization and clean-up</text:p>
      <text:p text:style-name="P7">i need to build this project using html tailwindcss,reacjs with js do you need any other information</text:p>
      <text:p text:style-name="P7">I'll help you build this parking management system using React, Tailwind CSS, and JavaScript. Let's start by setting up the project structure and implementing the required features.</text:p>
      <text:p text:style-name="P7">Setting up Parking Management System</text:p>
      <text:list text:style-name="L4">
        <text:list-item>
          <text:p text:style-name="P8">Create initial files</text:p>
        </text:list-item>
        <text:list-item>
          <text:p text:style-name="P8">Update</text:p>
          <text:p text:style-name="P8"><text:span text:style-name="Source_20_Text">package.json</text:span></text:p>
        </text:list-item>
        <text:list-item>
          <text:p text:style-name="P9">Install dependencies</text:p>
          <text:p text:style-name="P10"><text:span text:style-name="Source_20_Text">npm install</text:span></text:p>
        </text:list-item>
        <text:list-item>
          <text:p text:style-name="P8">Update</text:p>
          <text:p text:style-name="P8"><text:span text:style-name="Source_20_Text">src/App.tsx</text:span></text:p>
        </text:list-item>
        <text:list-item>
          <text:p text:style-name="P8">Create</text:p>
          <text:p text:style-name="P8"><text:span text:style-name="Source_20_Text">src/components/EntryForm.tsx</text:span></text:p>
        </text:list-item>
        <text:list-item>
          <text:p text:style-name="P8">Create</text:p>
          <text:p text:style-name="P8"><text:span text:style-name="Source_20_Text">src/components/ExitForm.tsx</text:span></text:p>
        </text:list-item>
        <text:list-item>
          <text:p text:style-name="P9">Start application</text:p>
          <text:p text:style-name="P10"><text:span text:style-name="Source_20_Text">npm run dev</text:span></text:p>
        </text:list-item>
      </text:list>
      <text:p text:style-name="P7"><text:soft-page-break/>I've created a complete parking management system with the following features:</text:p>
      <text:list text:style-name="L5">
        <text:list-item>
          <text:p text:style-name="P11"><text:span text:style-name="Strong_20_Emphasis">Project Setup</text:span>:</text:p>
          <text:list>
            <text:list-item>
              <text:p text:style-name="P12">Set up React with Vite</text:p>
            </text:list-item>
            <text:list-item>
              <text:p text:style-name="P12">Added React Router for navigation</text:p>
            </text:list-item>
            <text:list-item>
              <text:p text:style-name="P12">Installed necessary dependencies (react-router-dom, axios)</text:p>
            </text:list-item>
            <text:list-item>
              <text:p text:style-name="P12">Created a responsive layout with Tailwind CSS</text:p>
            </text:list-item>
          </text:list>
        </text:list-item>
        <text:list-item>
          <text:p text:style-name="P11"><text:span text:style-name="Strong_20_Emphasis">Entry Form</text:span>:</text:p>
          <text:list>
            <text:list-item>
              <text:p text:style-name="P12">Clean, user-friendly interface</text:p>
            </text:list-item>
            <text:list-item>
              <text:p text:style-name="P12">Input validation for required fields</text:p>
            </text:list-item>
            <text:list-item>
              <text:p text:style-name="P12">Token generation and display</text:p>
            </text:list-item>
            <text:list-item>
              <text:p text:style-name="P12">Error handling</text:p>
            </text:list-item>
            <text:list-item>
              <text:p text:style-name="P12">Loading states</text:p>
            </text:list-item>
          </text:list>
        </text:list-item>
        <text:list-item>
          <text:p text:style-name="P11"><text:span text:style-name="Strong_20_Emphasis">Exit Form</text:span>:</text:p>
          <text:list>
            <text:list-item>
              <text:p text:style-name="P12">Token input field</text:p>
            </text:list-item>
            <text:list-item>
              <text:p text:style-name="P12">Parking fee calculation (₹20 per hour)</text:p>
            </text:list-item>
            <text:list-item>
              <text:p text:style-name="P12">Display of parking details</text:p>
            </text:list-item>
            <text:list-item>
              <text:p text:style-name="P12">Error handling</text:p>
            </text:list-item>
            <text:list-item>
              <text:p text:style-name="P12">Loading states</text:p>
            </text:list-item>
          </text:list>
        </text:list-item>
        <text:list-item>
          <text:p text:style-name="P11"><text:span text:style-name="Strong_20_Emphasis">Features</text:span>:</text:p>
          <text:list>
            <text:list-item>
              <text:p text:style-name="P12">Responsive design</text:p>
            </text:list-item>
            <text:list-item>
              <text:p text:style-name="P12">Form validation</text:p>
            </text:list-item>
            <text:list-item>
              <text:p text:style-name="P12">Error handling</text:p>
            </text:list-item>
            <text:list-item>
              <text:p text:style-name="P12">Loading states</text:p>
            </text:list-item>
            <text:list-item>
              <text:p text:style-name="P12">Clean UI with Tailwind CSS</text:p>
            </text:list-item>
            <text:list-item>
              <text:p text:style-name="P12">Navigation between entry and exit forms</text:p>
            </text:list-item>
            <text:list-item>
              <text:p text:style-name="P11">Parking fee calculation</text:p>
            </text:list-item>
          </text:list>
        </text:list-item>
      </text:list>
      <text:p text:style-name="P7">The application is now running on the development server. You can:</text:p>
      <text:list text:style-name="L6">
        <text:list-item>
          <text:p text:style-name="P13">Enter vehicle details and get a token on the entry page</text:p>
        </text:list-item>
        <text:list-item>
          <text:p text:style-name="P13">Use the token on the exit page to see parking details and fees</text:p>
        </text:list-item>
        <text:list-item>
          <text:p text:style-name="P14">Navigate between pages using the top navigation bar</text:p>
        </text:list-item>
      </text:list>
      <text:p text:style-name="P7">Note: This implementation uses simulated API calls since there's no backend. You'll need to replace these with actual API calls when you have a backend service ready.</text:p>
      <text:p text:style-name="P7">Would you like me to explain any specific part of the implementation or make any adjustments to the current setup?</text:p>
      <text:p text:style-name="P15">Report Issue</text:p>
      <text:p text:style-name="P15">119K daily tokens remaining.Subscribe to Pro for 66x more usage</text:p>
      <text:p text:style-name="P15">Update</text:p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3:32:25.825000000</meta:creation-date>
    <dc:date>2025-01-12T22:23:18.807000000</dc:date>
    <meta:editing-duration>PT5M37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86" meta:word-count="837" meta:character-count="5083" meta:non-whitespace-character-count="4378"/>
  </office:meta>
</office:document-meta>
</file>